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98cf" officeooo:paragraph-rsid="001698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resora de ticket</text:p>
      <text:p text:style-name="P1"/>
      <text:p text:style-name="P1">puerto de la impresora /dev/lp0</text:p>
      <text:p text:style-name="P1"/>
      <text:p text:style-name="P1"/>
      <text:p text:style-name="P1">- Codigos :</text:p>
      <text:p text:style-name="P1"/>
      <text:p text:style-name="P1">Apertura de cajon:</text:p>
      <text:p text:style-name="P1">echo -en \033\0160\060</text:p>
      <text:p text:style-name="P1"/>
      <text:p text:style-name="P1">Acceso Puerto: </text:p>
      <text:p text:style-name="P1">echo -en \033\075\01</text:p>
      <text:p text:style-name="P1"/>
      <text:p text:style-name="P1">Inicializacion :</text:p>
      <text:p text:style-name="P1">echo -en \033\0100</text:p>
      <text:p text:style-name="P1"/>
      <text:p text:style-name="P1">Corte Papel</text:p>
      <text:p text:style-name="P1">echo -en \033\0151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ucion40 </meta:initial-creator>
    <meta:creation-date>2017-07-19T13:57:49.658916491</meta:creation-date>
    <dc:date>2017-07-19T14:05:43.941808796</dc:date>
    <dc:creator>solucion40 </dc:creator>
    <meta:editing-duration>PT7M56S</meta:editing-duration>
    <meta:editing-cycles>1</meta:editing-cycles>
    <meta:document-statistic meta:table-count="0" meta:image-count="0" meta:object-count="0" meta:page-count="1" meta:paragraph-count="11" meta:word-count="32" meta:character-count="199" meta:non-whitespace-character-count="177"/>
    <meta:generator>LibreOffice/5.2.7.2$Linux_x86 LibreOffice_project/2b7f1e640c46ceb28adf43ee075a6e8b8439ed10</meta:generator>
  </office:meta>
</office:document-meta>
</file>